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" svg:font-family="Inconsolata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Liberation Sans" officeooo:rsid="000a0d3c" officeooo:paragraph-rsid="000a0d3c"/>
    </style:style>
    <style:style style:name="P2" style:family="paragraph" style:parent-style-name="Standard">
      <style:paragraph-properties fo:text-align="center" style:justify-single-word="false"/>
      <style:text-properties style:font-name="Liberation Sans" officeooo:rsid="000a0d3c" officeooo:paragraph-rsid="000a0d3c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weight="bold" officeooo:rsid="000a0d3c" officeooo:paragraph-rsid="000a0d3c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weight="bold" officeooo:rsid="000a841b" officeooo:paragraph-rsid="000a841b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ans" fo:font-weight="bold" officeooo:rsid="000a841b" officeooo:paragraph-rsid="000a841b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weight="normal" officeooo:rsid="000a0d3c" officeooo:paragraph-rsid="000a0d3c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ans" fo:font-weight="normal" officeooo:rsid="000a0d3c" officeooo:paragraph-rsid="000a0d3c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ans" fo:font-weight="normal" officeooo:rsid="000a841b" officeooo:paragraph-rsid="000a841b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weight="normal" officeooo:rsid="000a841b" officeooo:paragraph-rsid="000a841b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ans" fo:font-style="normal" fo:font-weight="normal" officeooo:rsid="000a841b" officeooo:paragraph-rsid="000a841b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tyle="normal" fo:font-weight="bold" officeooo:rsid="000a841b" officeooo:paragraph-rsid="000a841b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Liberation Sans" style:text-underline-style="none" fo:font-weight="normal" officeooo:rsid="000a0d3c" officeooo:paragraph-rsid="000a0d3c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Inconsolata" fo:font-weight="bold" officeooo:rsid="000a841b" officeooo:paragraph-rsid="000a841b" style:font-weight-asian="bold" style:font-weight-complex="bold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Liberation Sans" fo:font-weight="normal" officeooo:rsid="00146daf" officeooo:paragraph-rsid="00146daf" style:font-weight-asian="normal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style:font-name="Liberation Sans" fo:font-weight="normal" officeooo:rsid="00146daf" officeooo:paragraph-rsid="00146daf" style:font-weight-asian="normal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style:font-name="Liberation Sans" fo:font-style="normal" fo:font-weight="normal" officeooo:rsid="0015f6b0" officeooo:paragraph-rsid="0015f6b0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Inconsolata" fo:font-size="10pt" officeooo:rsid="00146daf" officeooo:paragraph-rsid="00146daf" style:font-size-asian="10pt" style:font-size-complex="10pt"/>
    </style:style>
    <style:style style:name="P18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46daf" officeooo:paragraph-rsid="00146daf" style:font-size-asian="10.5pt" style:font-weight-asian="normal" style:font-size-complex="12pt" style:font-weight-complex="normal"/>
    </style:style>
    <style:style style:name="T1" style:family="text">
      <style:text-properties officeooo:rsid="0013322d"/>
    </style:style>
    <style:style style:name="T2" style:family="text">
      <style:text-properties fo:background-color="#ffff00" loext:char-shading-value="0"/>
    </style:style>
    <style:style style:name="T3" style:family="text">
      <style:text-properties style:font-name="Inconsolata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 text:start-value="1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 text:start-value="16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start-value="16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start-value="16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start-value="16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start-value="1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start-value="16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start-value="16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start-value="16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start-value="16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nny Diehl</text:p>
      <text:p text:style-name="P12">Chapter <text:span text:style-name="T1">9</text:span> Homework</text:p>
      <text:p text:style-name="P2"/>
      <text:p text:style-name="P3">Multiple Choice</text:p>
      <text:p text:style-name="P6"/>
      <text:section text:style-name="Sect1" text:name="Section1">
        <text:list xml:id="list5136998190038272291" text:style-name="L1">
          <text:list-item>
            <text:p text:style-name="P14">B</text:p>
          </text:list-item>
          <text:list-item>
            <text:p text:style-name="P14">C</text:p>
          </text:list-item>
          <text:list-item>
            <text:p text:style-name="P14">D</text:p>
          </text:list-item>
          <text:list-item>
            <text:p text:style-name="P14">B</text:p>
          </text:list-item>
          <text:list-item>
            <text:p text:style-name="P14">A</text:p>
          </text:list-item>
          <text:list-item>
            <text:p text:style-name="P14">A</text:p>
          </text:list-item>
          <text:list-item>
            <text:p text:style-name="P14">C</text:p>
          </text:list-item>
          <text:list-item>
            <text:p text:style-name="P14">B</text:p>
          </text:list-item>
          <text:list-item>
            <text:p text:style-name="P14">A</text:p>
          </text:list-item>
          <text:list-item>
            <text:p text:style-name="P14">C</text:p>
          </text:list-item>
          <text:list-item>
            <text:p text:style-name="P14">A</text:p>
          </text:list-item>
          <text:list-item>
            <text:p text:style-name="P14">D</text:p>
          </text:list-item>
          <text:list-item>
            <text:p text:style-name="P14">B</text:p>
          </text:list-item>
          <text:list-item>
            <text:p text:style-name="P14">C</text:p>
          </text:list-item>
          <text:list-item>
            <text:p text:style-name="P14">A</text:p>
          </text:list-item>
          <text:list-item>
            <text:p text:style-name="P14">C</text:p>
          </text:list-item>
        </text:list>
      </text:section>
      <text:p text:style-name="P7"/>
      <text:p text:style-name="P4">True and False</text:p>
      <text:p text:style-name="P9"/>
      <text:section text:style-name="Sect1" text:name="Section2">
        <text:list xml:id="list1609945267186561954" text:style-name="L2">
          <text:list-item>
            <text:p text:style-name="P15">True</text:p>
          </text:list-item>
          <text:list-item>
            <text:p text:style-name="P15">True</text:p>
          </text:list-item>
          <text:list-item>
            <text:p text:style-name="P15">True</text:p>
          </text:list-item>
          <text:list-item>
            <text:p text:style-name="P15">False</text:p>
          </text:list-item>
          <text:list-item>
            <text:p text:style-name="P15">True</text:p>
          </text:list-item>
          <text:list-item>
            <text:p text:style-name="P15">False</text:p>
          </text:list-item>
          <text:list-item>
            <text:p text:style-name="P15">False</text:p>
          </text:list-item>
          <text:list-item>
            <text:p text:style-name="P15">True</text:p>
          </text:list-item>
          <text:list-item>
            <text:p text:style-name="P15">False</text:p>
          </text:list-item>
          <text:list-item>
            <text:p text:style-name="P15">True</text:p>
          </text:list-item>
          <text:list-item>
            <text:p text:style-name="P15">True</text:p>
          </text:list-item>
          <text:list-item>
            <text:p text:style-name="P15">False</text:p>
          </text:list-item>
        </text:list>
      </text:section>
      <text:p text:style-name="P8"/>
      <text:p text:style-name="P4">Find the Error</text:p>
      <text:p text:style-name="P4"/>
      <text:p text:style-name="P17">public class Vehicle</text:p>
      <text:p text:style-name="P17">{</text:p>
      <text:p text:style-name="P17"><text:s text:c="4"/><text:span text:style-name="T2">protected</text:span> double cost;</text:p>
      <text:p text:style-name="P17"><text:s text:c="4"/>// ...</text:p>
      <text:p text:style-name="P17">}</text:p>
      <text:p text:style-name="P17">public class Car extends Vehicle</text:p>
      <text:p text:style-name="P17">{</text:p>
      <text:p text:style-name="P17"><text:s text:c="4"/>public Car(double c)</text:p>
      <text:p text:style-name="P17"><text:s text:c="4"/>{</text:p>
      <text:p text:style-name="P17"><text:s text:c="8"/>cost = c;</text:p>
      <text:p text:style-name="P17"><text:s text:c="4"/>}</text:p>
      <text:p text:style-name="P17">}</text:p>
      <text:p text:style-name="P13"/>
      <text:p text:style-name="P4">Algorithm Workbench</text:p>
      <text:p text:style-name="P5"/>
      <text:p text:style-name="P18">First <text:span text:style-name="T3">Felis</text:span>, then <text:span text:style-name="T3">Tiger</text:span>.</text:p>
      <text:p text:style-name="P8"/>
      <text:p text:style-name="P11">Short Answer</text:p>
      <text:p text:style-name="P10"/>
      <text:list xml:id="list4721490060790325299" text:style-name="L3">
        <text:list-item>
          <text:p text:style-name="P16">For example, in the Find the Error problem above, <text:span text:style-name="T3">Car</text:span> is a <text:span text:style-name="T3">Vehicle</text:span>.</text:p>
        </text:list-item>
        <text:list-item>
          <text:p text:style-name="P16"><text:span text:style-name="T3">Animal</text:span> is the superclass, <text:span text:style-name="T3">Dog</text:span> is the subclass.</text:p>
        </text:list-item>
        <text:list-item>
          <text:p text:style-name="P16"><text:span text:style-name="T3">Dog</text:span> is the superclass, <text:span text:style-name="T3">Pet</text:span> is the subclass.</text:p>
        </text:list-item>
        <text:list-item>
          <text:p text:style-name="P16">A <text:span text:style-name="T3">protected</text:span> member is available to the class, classes within the package, and subclasses. A <text:span text:style-name="T3">private</text:span> member is available only to the class.</text:p>
        </text:list-item>
        <text:list-item>
          <text:p text:style-name="P16">No, <text:span text:style-name="T3">private</text:span> members are not at all available outside the class.</text:p>
        </text:list-item>
        <text:list-item>
          <text:p text:style-name="P16">The superclass's constructor gets called firs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consolata" svg:font-family="Inconsolata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2T00:32:47.903753342</meta:creation-date>
    <dc:date>2014-11-03T16:13:28.851854267</dc:date>
    <meta:editing-duration>PT20M27S</meta:editing-duration>
    <meta:editing-cycles>6</meta:editing-cycles>
    <meta:generator>LibreOffice/4.2.6.3$Linux_X86_64 LibreOffice_project/420m0$Build-3</meta:generator>
    <meta:document-statistic meta:table-count="0" meta:image-count="0" meta:object-count="0" meta:page-count="1" meta:paragraph-count="54" meta:word-count="177" meta:character-count="830" meta:non-whitespace-character-count="713"/>
  </office:meta>
</office:document-meta>
</file>